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RedisSerializ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Redis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ge(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stJsonRedisSerializer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Integer id , String name , Integer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RedisSerializer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